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125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0.5625in"/>
    </style:style>
    <style:style style:name="Table3.D" style:family="table-column">
      <style:table-column-properties style:column-width="3.927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bd21" officeooo:paragraph-rsid="0012bd21"/>
    </style:style>
    <style:style style:name="P2" style:family="paragraph" style:parent-style-name="Standard">
      <style:text-properties officeooo:rsid="00149523" officeooo:paragraph-rsid="00149523"/>
    </style:style>
    <style:style style:name="P3" style:family="paragraph" style:parent-style-name="Standard">
      <style:text-properties officeooo:rsid="00165df0" officeooo:paragraph-rsid="00165df0"/>
    </style:style>
    <style:style style:name="P4" style:family="paragraph" style:parent-style-name="Standard">
      <style:text-properties officeooo:rsid="0017f8aa" officeooo:paragraph-rsid="0017f8aa"/>
    </style:style>
    <style:style style:name="P5" style:family="paragraph" style:parent-style-name="Table_20_Contents">
      <style:text-properties officeooo:rsid="00165df0" officeooo:paragraph-rsid="00165df0"/>
    </style:style>
    <style:style style:name="P6" style:family="paragraph" style:parent-style-name="Table_20_Contents">
      <style:text-properties officeooo:rsid="00168bd2" officeooo:paragraph-rsid="00168bd2"/>
    </style:style>
    <style:style style:name="P7" style:family="paragraph" style:parent-style-name="Table_20_Contents">
      <style:text-properties officeooo:rsid="0016dd44" officeooo:paragraph-rsid="0016dd44"/>
    </style:style>
    <style:style style:name="P8" style:family="paragraph" style:parent-style-name="Standard">
      <style:text-properties officeooo:rsid="0017f8aa" officeooo:paragraph-rsid="0017f8aa"/>
    </style:style>
    <style:style style:name="P9" style:family="paragraph" style:parent-style-name="Standard">
      <style:text-properties officeooo:rsid="0017f8aa" officeooo:paragraph-rsid="002403d7"/>
    </style:style>
    <style:style style:name="P10" style:family="paragraph" style:parent-style-name="Standard">
      <style:text-properties officeooo:rsid="001b076a" officeooo:paragraph-rsid="0017f8aa"/>
    </style:style>
    <style:style style:name="P11" style:family="paragraph" style:parent-style-name="Standard">
      <style:text-properties officeooo:rsid="001b076a" officeooo:paragraph-rsid="002403d7"/>
    </style:style>
    <style:style style:name="P12" style:family="paragraph" style:parent-style-name="Table_20_Contents">
      <style:text-properties officeooo:rsid="001c1bd2" officeooo:paragraph-rsid="001c1bd2"/>
    </style:style>
    <style:style style:name="P13" style:family="paragraph" style:parent-style-name="Table_20_Contents">
      <style:text-properties officeooo:rsid="001c1bd2" officeooo:paragraph-rsid="001d31a5"/>
    </style:style>
    <style:style style:name="P14" style:family="paragraph" style:parent-style-name="Table_20_Contents">
      <style:text-properties officeooo:rsid="001c1bd2" officeooo:paragraph-rsid="001e6d11"/>
    </style:style>
    <style:style style:name="P15" style:family="paragraph" style:parent-style-name="Table_20_Contents">
      <style:text-properties officeooo:rsid="001c1bd2" officeooo:paragraph-rsid="001f9393"/>
    </style:style>
    <style:style style:name="P16" style:family="paragraph" style:parent-style-name="Table_20_Contents">
      <style:text-properties officeooo:rsid="001d31a5" officeooo:paragraph-rsid="001d31a5"/>
    </style:style>
    <style:style style:name="P17" style:family="paragraph" style:parent-style-name="Table_20_Contents">
      <style:text-properties officeooo:rsid="001e6d11" officeooo:paragraph-rsid="001e6d11"/>
    </style:style>
    <style:style style:name="P18" style:family="paragraph" style:parent-style-name="Table_20_Contents">
      <style:text-properties officeooo:rsid="001f9393" officeooo:paragraph-rsid="001f9393"/>
    </style:style>
    <style:style style:name="P19" style:family="paragraph" style:parent-style-name="Table_20_Contents">
      <style:text-properties officeooo:rsid="002102e4" officeooo:paragraph-rsid="002102e4"/>
    </style:style>
    <style:style style:name="P20" style:family="paragraph" style:parent-style-name="Table_20_Contents">
      <style:text-properties officeooo:rsid="0022f0b4" officeooo:paragraph-rsid="0022f0b4"/>
    </style:style>
    <style:style style:name="P21" style:family="paragraph">
      <style:paragraph-properties fo:text-align="center"/>
    </style:style>
    <style:style style:name="T1" style:family="text">
      <style:text-properties officeooo:rsid="00168bd2"/>
    </style:style>
    <style:style style:name="T2" style:family="text">
      <style:text-properties officeooo:rsid="001940f5"/>
    </style:style>
    <style:style style:name="T3" style:family="text">
      <style:text-properties officeooo:rsid="001c1bd2"/>
    </style:style>
    <style:style style:name="T4" style:family="text">
      <style:text-properties officeooo:rsid="001d31a5"/>
    </style:style>
    <style:style style:name="T5" style:family="text">
      <style:text-properties officeooo:rsid="001e6d11"/>
    </style:style>
    <style:style style:name="T6" style:family="text">
      <style:text-properties officeooo:rsid="001f9393"/>
    </style:style>
    <style:style style:name="T7" style:family="text">
      <style:text-properties officeooo:rsid="002102e4"/>
    </style:style>
    <style:style style:name="T8" style:family="text">
      <style:text-properties officeooo:rsid="002403d7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8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4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stogram Equalizer Unit – Basic design plan</text:p>
      <text:p text:style-name="P1"/>
      <text:p text:style-name="P1"><draw:frame text:anchor-type="paragraph" draw:z-index="21" draw:style-name="gr13" svg:width="1.4898in" svg:height="0.3232in" svg:x="0.7957in" svg:y="3.2362in"><draw:text-box><text:p>top_without_mem</text:p></draw:text-box></draw:frame><draw:frame text:anchor-type="paragraph" draw:z-index="19" draw:style-name="gr12" svg:width="6.2504in" svg:height="4.198in" svg:x="0.6291in" svg:y="2.4445in"><draw:text-box><text:p/></draw:text-box></draw:frame><draw:frame text:anchor-type="paragraph" draw:z-index="18" draw:style-name="gr11" svg:width="1.2815in" svg:height="0.4898in" svg:x="5.2126in" svg:y="5.1634in"><draw:text-box><text:p>Divider module</text:p></draw:text-box></draw:frame><draw:frame text:anchor-type="paragraph" draw:z-index="17" draw:style-name="gr10" svg:width="1.2295in" svg:height="0.4795in" svg:x="3.2646in" svg:y="5.0693in"><draw:text-box><text:p>Cdf module</text:p></draw:text-box></draw:frame><draw:frame text:anchor-type="paragraph" draw:z-index="16" draw:style-name="gr9" svg:width="1.2504in" svg:height="0.8543in" svg:x="1.2228in" svg:y="5.0693in"><draw:text-box><text:p>Histogram module</text:p></draw:text-box></draw:frame><draw:frame text:anchor-type="paragraph" draw:z-index="15" draw:style-name="gr8" svg:width="4.0421in" svg:height="0.2504in" svg:x="0.8898in" svg:y="6.111in"><draw:text-box><text:p>Histogram equalizer core</text:p></draw:text-box></draw:frame><draw:frame text:anchor-type="paragraph" draw:z-index="14" draw:style-name="gr7" svg:width="1.8752in" svg:height="0.5315in" svg:x="2.8374in" svg:y="3.4339in"><draw:text-box><text:p>Top level fsm for pipelined control</text:p></draw:text-box></draw:frame><draw:frame text:anchor-type="paragraph" draw:z-index="13" draw:style-name="gr6" svg:width="5.1878in" svg:height="0.1925in" svg:x="1.2335in" svg:y="2.7154in"><draw:text-box><text:p>Memory controller/ arbiter</text:p></draw:text-box></draw:frame><draw:frame text:anchor-type="paragraph" draw:z-index="12" draw:style-name="gr5" svg:width="1.2189in" svg:height="0.4587in" svg:x="5.2854in" svg:y="1.111in"><draw:text-box><text:p>Output memory</text:p></draw:text-box></draw:frame><draw:frame text:anchor-type="paragraph" draw:z-index="11" draw:style-name="gr4" svg:width="1.1252in" svg:height="0.5004in" svg:x="3.2437in" svg:y="1.0799in"><draw:text-box><text:p>Scratch memory</text:p></draw:text-box></draw:frame><draw:frame text:anchor-type="paragraph" draw:z-index="10" draw:style-name="gr3" svg:width="0.948in" svg:height="0.4378in" svg:x="1.2228in" svg:y="1.1319in"><draw:text-box><text:p>Input memory</text:p></draw:text-box></draw:frame><draw:rect text:anchor-type="paragraph" draw:z-index="0" draw:style-name="gr1" draw:text-style-name="P21" svg:width="5.9795in" svg:height="1.7606in" svg:x="0.7752in" svg:y="4.6008in"><text:p/></draw:rect><draw:rect text:anchor-type="paragraph" draw:z-index="9" draw:style-name="gr1" draw:text-style-name="P21" svg:width="1.4689in" svg:height="1.4689in" svg:x="5.0252in" svg:y="4.6217in"><text:p/></draw:rect><draw:rect text:anchor-type="paragraph" draw:z-index="8" draw:style-name="gr1" draw:text-style-name="P21" svg:width="1.6669in" svg:height="1.3232in" svg:x="3.0252in" svg:y="4.7047in"><text:p/></draw:rect><draw:rect text:anchor-type="paragraph" draw:z-index="7" draw:style-name="gr1" draw:text-style-name="P21" svg:width="1.4169in" svg:height="1.2921in" svg:x="1.0563in" svg:y="4.778in"><text:p/></draw:rect><draw:rect text:anchor-type="paragraph" draw:z-index="6" draw:style-name="gr1" draw:text-style-name="P21" svg:width="2.698in" svg:height="1.0941in" svg:x="2.4in" svg:y="3.1425in"><text:p/></draw:rect><draw:rect text:anchor-type="paragraph" draw:z-index="5" draw:style-name="gr1" draw:text-style-name="P21" svg:width="5.698in" svg:height="0.365in" svg:x="0.9728in" svg:y="2.5693in"><text:p/></draw:rect><draw:rect text:anchor-type="paragraph" draw:z-index="4" draw:style-name="gr1" draw:text-style-name="P21" svg:width="1.5524in" svg:height="1.0421in" svg:x="5.0772in" svg:y="0.8402in"><text:p/></draw:rect><draw:rect text:anchor-type="paragraph" draw:z-index="3" draw:style-name="gr1" draw:text-style-name="P21" svg:width="1.6461in" svg:height="1.0524in" svg:x="2.9in" svg:y="0.8402in"><text:p/></draw:rect><draw:rect text:anchor-type="paragraph" draw:z-index="2" draw:style-name="gr1" draw:text-style-name="P21" svg:width="1.5524in" svg:height="1.0315in" svg:x="0.9102in" svg:y="0.8508in"><text:p/></draw:rect><draw:rect text:anchor-type="paragraph" draw:z-index="1" draw:style-name="gr2" draw:text-style-name="P21" svg:width="6.448in" svg:height="6.6461in" svg:x="0.4835in" svg:y="0.6736in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rect text:anchor-type="paragraph" draw:z-index="20" draw:style-name="gr2" draw:text-style-name="P21" svg:width="6.4378in" svg:height="4.2921in" svg:x="0.4937in" svg:y="0.1693in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4">Top level structures </text:p>
      <text:p text:style-name="P4"/>
      <text:p text:style-name="P4"><text:span text:style-name="T8">1.1<text:tab/>Memory controller (mem_controller.v)</text:span> </text:p>
      <text:p text:style-name="P4"/>
      <text:p text:style-name="P9">Passes memory interface pins for input and output memories – serving as a wrapper – indicates input memory and output memory full as needed. </text:p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office:value-type="string">
            <text:p text:style-name="P12">Pins</text:p>
          </table:table-cell>
          <table:table-cell table:style-name="Table3.A1" office:value-type="string">
            <text:p text:style-name="P12">direction</text:p>
          </table:table-cell>
          <table:table-cell table:style-name="Table3.A1" office:value-type="string">
            <text:p text:style-name="P12">Width</text:p>
          </table:table-cell>
          <table:table-cell table:style-name="Table3.D1" office:value-type="string">
            <text:p text:style-name="P12">Description</text:p>
          </table:table-cell>
        </table:table-row>
        <table:table-row>
          <table:table-cell table:style-name="Table3.A2" office:value-type="string">
            <text:p text:style-name="P12">Clock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clock</text:p>
          </table:table-cell>
        </table:table-row>
        <table:table-row>
          <table:table-cell table:style-name="Table3.A2" office:value-type="string">
            <text:p text:style-name="P12">Reset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reset</text:p>
          </table:table-cell>
        </table:table-row>
        <table:table-row>
          <table:table-cell table:style-name="Table3.A2" office:value-type="string">
            <text:p text:style-name="P12">histogram_en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from top level FSM indicating if histogram/cdf/divider is enabled. Decides mux of memory interface pins</text:p>
          </table:table-cell>
        </table:table-row>
        <table:table-row>
          <table:table-cell table:style-name="Table3.A2" office:value-type="string">
            <text:p text:style-name="P12">cdf_en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from top level FSM indicating if histogram/cdf/divider is enabled. Decides mux of memory interface pins</text:p>
          </table:table-cell>
        </table:table-row>
        <table:table-row>
          <table:table-cell table:style-name="Table3.A2" office:value-type="string">
            <text:p text:style-name="P12">divider_en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from top level FSM indicating if histogram/cdf/divider is enabled. Decides mux of memory interface pins</text:p>
          </table:table-cell>
        </table:table-row>
        <table:table-row>
          <table:table-cell table:style-name="Table3.A2" office:value-type="string">
            <text:p text:style-name="P12">image_done_pulse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</text:p>
          </table:table-cell>
          <table:table-cell table:style-name="Table3.D2" office:value-type="string">
            <text:p text:style-name="P12">Input from top level FSM indicating output image has been produced (and reset fault flags)</text:p>
          </table:table-cell>
        </table:table-row>
        <table:table-row>
          <table:table-cell table:style-name="Table3.A2" office:value-type="string">
            <text:p text:style-name="P12">input_mem_depth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7</text:p>
          </table:table-cell>
          <table:table-cell table:style-name="Table3.D2" office:value-type="string">
            <text:p text:style-name="P12">User programmable input. Indicates size of image that is being processed. </text:p>
          </table:table-cell>
        </table:table-row>
        <table:table-row>
          <table:table-cell table:style-name="Table3.A2" office:value-type="string">
            <text:p text:style-name="P12">scratch_mem_depth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7</text:p>
          </table:table-cell>
          <table:table-cell table:style-name="Table3.D2" office:value-type="string">
            <text:p text:style-name="P12">User programmable input. Indicates size of image that is being processed. </text:p>
          </table:table-cell>
        </table:table-row>
        <table:table-row>
          <table:table-cell table:style-name="Table3.A2" office:value-type="string">
            <text:p text:style-name="P12">output_mem_depth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7</text:p>
          </table:table-cell>
          <table:table-cell table:style-name="Table3.D2" office:value-type="string">
            <text:p text:style-name="P12">User programmable input. Indicates size of image that is being processed. </text:p>
          </table:table-cell>
        </table:table-row>
        <table:table-row>
          <table:table-cell table:style-name="Table3.A2" office:value-type="string">
            <text:p text:style-name="P12">histogram_input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Output r<text:span text:style-name="T6">ead </text:span>data into histogram module from final_input_mem_rdata0/1</text:p>
          </table:table-cell>
        </table:table-row>
        <table:table-row>
          <table:table-cell table:style-name="Table3.A2" office:value-type="string">
            <text:p text:style-name="P12">histogram_input_mem_raddr0/1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6</text:p>
          </table:table-cell>
          <table:table-cell table:style-name="Table3.D2" office:value-type="string">
            <text:p text:style-name="P12">Input <text:s/><text:span text:style-name="T6">read address </text:span>from histogram module to be driven into final_input_mem_raddr0/1</text:p>
          </table:table-cell>
        </table:table-row>
        <table:table-row>
          <table:table-cell table:style-name="Table3.A2" office:value-type="string">
            <text:p text:style-name="P12">histogram_scratch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<text:span text:style-name="T6">Read </text:span>data into histogram module from final_scratch_mem_rdata0/1</text:p>
          </table:table-cell>
        </table:table-row>
        <table:table-row>
          <table:table-cell table:style-name="Table3.A2" office:value-type="string">
            <text:p text:style-name="P13">histogram_<text:span text:style-name="T5">scratch</text:span>_mem_raddr0/1</text:p>
          </table:table-cell>
          <table:table-cell table:style-name="Table3.A2" office:value-type="string">
            <text:p text:style-name="P16">I</text:p>
          </table:table-cell>
          <table:table-cell table:style-name="Table3.A2" office:value-type="string">
            <text:p text:style-name="P16">1<text:span text:style-name="T6">6</text:span></text:p>
          </table:table-cell>
          <table:table-cell table:style-name="Table3.D2" office:value-type="string">
            <text:p text:style-name="P13"><text:span text:style-name="T6">Read address</text:span> from histogram module to be driven into final_<text:span text:style-name="T4">scratch</text:span>_mem_raddr0/1</text:p>
          </table:table-cell>
        </table:table-row>
        <table:table-row>
          <table:table-cell table:style-name="Table3.A2" office:value-type="string">
            <text:p text:style-name="P17">histogram_scratch_mem_w<text:span text:style-name="T6">data</text:span></text:p>
          </table:table-cell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14"><text:span text:style-name="T6">Write data</text:span> from histogram module to be driven into final_<text:span text:style-name="T4">scratch</text:span>_mem_<text:span text:style-name="T5">wdata</text:span></text:p>
          </table:table-cell>
        </table:table-row>
        <table:table-row>
          <table:table-cell table:style-name="Table3.A2" office:value-type="string">
            <text:p text:style-name="P18">histogram_scratch_mem_waddr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15"><text:span text:style-name="T6">Write address </text:span>from histogram module to be driven into final_<text:span text:style-name="T4">scratch</text:span>_mem_<text:span text:style-name="T6">waddr</text:span></text:p>
          </table:table-cell>
        </table:table-row>
        <table:table-row>
          <table:table-cell table:style-name="Table3.A2" office:value-type="string">
            <text:p text:style-name="P18">histogram_scratch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18">WE <text:span text:style-name="T3">from histogram module to be driven into final_scratch_mem_</text:span>waddr</text:p>
          </table:table-cell>
        </table:table-row>
        <table:table-row>
          <table:table-cell table:style-name="Table3.A2" office:value-type="string">
            <text:p text:style-name="P12"><text:span text:style-name="T6">cdf</text:span>_scratch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<text:span text:style-name="T6">Read </text:span>data into <text:span text:style-name="T6">cdf</text:span> module from final_scratch_mem_rdata0/1</text:p>
          </table:table-cell>
        </table:table-row>
        <table:table-row>
          <table:table-cell table:style-name="Table3.A2" office:value-type="string">
            <text:p text:style-name="P13"><text:span text:style-name="T6">cdf</text:span>_<text:span text:style-name="T5">scratch</text:span>_mem_raddr0/1</text:p>
          </table:table-cell>
          <table:table-cell table:style-name="Table3.A2" office:value-type="string">
            <text:p text:style-name="P16">I</text:p>
          </table:table-cell>
          <table:table-cell table:style-name="Table3.A2" office:value-type="string">
            <text:p text:style-name="P16">1<text:span text:style-name="T6">6</text:span></text:p>
          </table:table-cell>
          <table:table-cell table:style-name="Table3.D2" office:value-type="string">
            <text:p text:style-name="P13"><text:span text:style-name="T6">Read address</text:span> from <text:span text:style-name="T6">cdf</text:span> module to be driven into final_<text:span text:style-name="T4">scratch</text:span>_mem_raddr0/1</text:p>
          </table:table-cell>
        </table:table-row>
        <table:table-row>
          <table:table-cell table:style-name="Table3.A2" office:value-type="string">
            <text:p text:style-name="P17"><text:span text:style-name="T6">cdf</text:span>_scratch_mem_w<text:span text:style-name="T6">data</text:span></text:p>
          </table:table-cell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14"><text:span text:style-name="T6">Write data</text:span> from <text:span text:style-name="T6">cdf</text:span> module to be driven into final_<text:span text:style-name="T4">scratch</text:span>_mem_<text:span text:style-name="T5">wdata</text:span></text:p>
          </table:table-cell>
        </table:table-row>
        <text:soft-page-break/>
        <table:table-row>
          <table:table-cell table:style-name="Table3.A2" office:value-type="string">
            <text:p text:style-name="P18">cdf_scratch_mem_waddr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15"><text:span text:style-name="T6">Write address </text:span>from <text:span text:style-name="T6">cdf</text:span> module to be driven into final_<text:span text:style-name="T4">scratch</text:span>_mem_<text:span text:style-name="T6">waddr</text:span></text:p>
            <text:p text:style-name="P15"/>
          </table:table-cell>
        </table:table-row>
        <table:table-row>
          <table:table-cell table:style-name="Table3.A2" office:value-type="string">
            <text:p text:style-name="P18">cdf_scratch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18">WE <text:span text:style-name="T3">from </text:span>cdf<text:span text:style-name="T3"> module to be driven into final_scratch_mem_wdata</text:span></text:p>
          </table:table-cell>
        </table:table-row>
        <table:table-row>
          <table:table-cell table:style-name="Table3.A2" office:value-type="string">
            <text:p text:style-name="P12"><text:span text:style-name="T7">divider</text:span>_input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Output r<text:span text:style-name="T6">ead </text:span>data into <text:span text:style-name="T7">divider</text:span> module from final_input_mem_rdata0/1</text:p>
          </table:table-cell>
        </table:table-row>
        <table:table-row>
          <table:table-cell table:style-name="Table3.A2" office:value-type="string">
            <text:p text:style-name="P12"><text:span text:style-name="T7">divider</text:span>_input_mem_raddr0/1</text:p>
          </table:table-cell>
          <table:table-cell table:style-name="Table3.A2" office:value-type="string">
            <text:p text:style-name="P12">I</text:p>
          </table:table-cell>
          <table:table-cell table:style-name="Table3.A2" office:value-type="string">
            <text:p text:style-name="P12">16</text:p>
          </table:table-cell>
          <table:table-cell table:style-name="Table3.D2" office:value-type="string">
            <text:p text:style-name="P12">Input <text:s/><text:span text:style-name="T6">read address </text:span>from <text:span text:style-name="T7">divider</text:span> module to be driven into final_input_mem_raddr0/1</text:p>
          </table:table-cell>
        </table:table-row>
        <table:table-row>
          <table:table-cell table:style-name="Table3.A2" office:value-type="string">
            <text:p text:style-name="P12"><text:span text:style-name="T7">divider</text:span>_scratch_mem_rdata0/1</text:p>
          </table:table-cell>
          <table:table-cell table:style-name="Table3.A2" office:value-type="string">
            <text:p text:style-name="P12">O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2"><text:span text:style-name="T6">Read </text:span>data into <text:span text:style-name="T7">divider</text:span> module from final_scratch_mem_rdata0/1</text:p>
          </table:table-cell>
        </table:table-row>
        <table:table-row>
          <table:table-cell table:style-name="Table3.A2" office:value-type="string">
            <text:p text:style-name="P13"><text:span text:style-name="T7">divider</text:span>_<text:span text:style-name="T5">scratch</text:span>_mem_raddr0/1</text:p>
          </table:table-cell>
          <table:table-cell table:style-name="Table3.A2" office:value-type="string">
            <text:p text:style-name="P16">I</text:p>
          </table:table-cell>
          <table:table-cell table:style-name="Table3.A2" office:value-type="string">
            <text:p text:style-name="P16">1<text:span text:style-name="T6">6</text:span></text:p>
          </table:table-cell>
          <table:table-cell table:style-name="Table3.D2" office:value-type="string">
            <text:p text:style-name="P13"><text:span text:style-name="T6">Read address</text:span> from <text:span text:style-name="T7">divider</text:span> module to be driven into final_<text:span text:style-name="T4">scratch</text:span>_mem_raddr0/1</text:p>
          </table:table-cell>
        </table:table-row>
        <table:table-row>
          <table:table-cell table:style-name="Table3.A2" office:value-type="string">
            <text:p text:style-name="P17"><text:span text:style-name="T7">divider</text:span>_scratch_mem_w<text:span text:style-name="T6">data</text:span></text:p>
          </table:table-cell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14"><text:span text:style-name="T6">Write data</text:span> from <text:span text:style-name="T7">divider</text:span> module to be driven into final_<text:span text:style-name="T4">scratch</text:span>_mem_<text:span text:style-name="T5">wdata</text:span></text:p>
          </table:table-cell>
        </table:table-row>
        <table:table-row>
          <table:table-cell table:style-name="Table3.A2" office:value-type="string">
            <text:p text:style-name="P18"><text:span text:style-name="T7">divider</text:span>_scratch_mem_waddr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15"><text:span text:style-name="T6">Write address </text:span>from <text:span text:style-name="T7">divider</text:span> module to be driven into final_<text:span text:style-name="T4">scratch</text:span>_mem_<text:span text:style-name="T6">waddr</text:span></text:p>
          </table:table-cell>
        </table:table-row>
        <table:table-row>
          <table:table-cell table:style-name="Table3.A2" office:value-type="string">
            <text:p text:style-name="P18"><text:span text:style-name="T7">divider</text:span>_scratch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18">WE <text:span text:style-name="T3">from divider module to be driven into final_scratch_mem_</text:span>waddr</text:p>
          </table:table-cell>
        </table:table-row>
        <table:table-row>
          <table:table-cell table:style-name="Table3.A2" office:value-type="string">
            <text:p text:style-name="P17"><text:span text:style-name="T7">divider</text:span>_<text:span text:style-name="T7">output</text:span>_mem_w<text:span text:style-name="T6">data</text:span></text:p>
          </table:table-cell>
          <table:table-cell table:style-name="Table3.A2" office:value-type="string">
            <text:p text:style-name="P17">I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14"><text:span text:style-name="T6">Write data</text:span> from <text:span text:style-name="T7">divider</text:span> module to be driven into final_<text:span text:style-name="T7">output</text:span>_mem_<text:span text:style-name="T5">wdata</text:span></text:p>
          </table:table-cell>
        </table:table-row>
        <table:table-row>
          <table:table-cell table:style-name="Table3.A2" office:value-type="string">
            <text:p text:style-name="P18"><text:span text:style-name="T7">divider</text:span>_<text:span text:style-name="T7">output</text:span>_mem_waddr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15"><text:span text:style-name="T6">Write address </text:span>from <text:span text:style-name="T7">divider</text:span> module to be driven into final_<text:span text:style-name="T7">output</text:span>_mem_<text:span text:style-name="T6">waddr</text:span></text:p>
          </table:table-cell>
        </table:table-row>
        <table:table-row>
          <table:table-cell table:style-name="Table3.A2" office:value-type="string">
            <text:p text:style-name="P18"><text:span text:style-name="T7">divider</text:span>_<text:span text:style-name="T7">output</text:span>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18">WE <text:span text:style-name="T3">from divider module to be driven into final_output_mem_</text:span>waddr</text:p>
          </table:table-cell>
        </table:table-row>
        <table:table-row>
          <table:table-cell table:style-name="Table3.A2" office:value-type="string">
            <text:p text:style-name="P12"><text:span text:style-name="T7">final</text:span>_input_mem_rdata0/1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9">Input from input memory pins with read data0/1</text:p>
          </table:table-cell>
        </table:table-row>
        <table:table-row>
          <table:table-cell table:style-name="Table3.A2" office:value-type="string">
            <text:p text:style-name="P12"><text:span text:style-name="T7">final</text:span>_input_mem_raddr0/1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2">16</text:p>
          </table:table-cell>
          <table:table-cell table:style-name="Table3.D2" office:value-type="string">
            <text:p text:style-name="P19">Output to input memory pins with read addr0/1</text:p>
          </table:table-cell>
        </table:table-row>
        <table:table-row>
          <table:table-cell table:style-name="Table3.A2" office:value-type="string">
            <text:p text:style-name="P12"><text:span text:style-name="T7">final</text:span>_scratch_mem_rdata0/1</text:p>
          </table:table-cell>
          <table:table-cell table:style-name="Table3.A2" office:value-type="string">
            <text:p text:style-name="P19">I</text:p>
          </table:table-cell>
          <table:table-cell table:style-name="Table3.A2" office:value-type="string">
            <text:p text:style-name="P12">128</text:p>
          </table:table-cell>
          <table:table-cell table:style-name="Table3.D2" office:value-type="string">
            <text:p text:style-name="P19">Input from scratch memory pins with read data0/1</text:p>
          </table:table-cell>
        </table:table-row>
        <table:table-row>
          <table:table-cell table:style-name="Table3.A2" office:value-type="string">
            <text:p text:style-name="P13"><text:span text:style-name="T7">final</text:span>_<text:span text:style-name="T5">scratch</text:span>_mem_raddr0/1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6">1<text:span text:style-name="T6">6</text:span></text:p>
          </table:table-cell>
          <table:table-cell table:style-name="Table3.D2" office:value-type="string">
            <text:p text:style-name="P19">Output to scratch memory pins with read addr0/1</text:p>
          </table:table-cell>
        </table:table-row>
        <table:table-row>
          <table:table-cell table:style-name="Table3.A2" office:value-type="string">
            <text:p text:style-name="P17"><text:span text:style-name="T7">final</text:span>_scratch_mem_w<text:span text:style-name="T6">data</text:span>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20">Output to scratch memory pins with write data0/1</text:p>
          </table:table-cell>
        </table:table-row>
        <table:table-row>
          <table:table-cell table:style-name="Table3.A2" office:value-type="string">
            <text:p text:style-name="P18"><text:span text:style-name="T7">final</text:span>_scratch_mem_waddr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20">Output to scratch memory pins with write addr0/1</text:p>
          </table:table-cell>
        </table:table-row>
        <table:table-row>
          <table:table-cell table:style-name="Table3.A2" office:value-type="string">
            <text:p text:style-name="P18"><text:span text:style-name="T7">final</text:span>_scratch_mem_WE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20">Output to scratch memory pins WE</text:p>
          </table:table-cell>
        </table:table-row>
        <table:table-row>
          <table:table-cell table:style-name="Table3.A2" office:value-type="string">
            <text:p text:style-name="P17"><text:span text:style-name="T7">final</text:span>_<text:span text:style-name="T7">output</text:span>_mem_w<text:span text:style-name="T6">data</text:span>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28</text:p>
          </table:table-cell>
          <table:table-cell table:style-name="Table3.D2" office:value-type="string">
            <text:p text:style-name="P20">Output to output memory pin with write data</text:p>
          </table:table-cell>
        </table:table-row>
        <table:table-row>
          <table:table-cell table:style-name="Table3.A2" office:value-type="string">
            <text:p text:style-name="P18"><text:span text:style-name="T7">final</text:span>_<text:span text:style-name="T7">output</text:span>_mem_waddr</text:p>
          </table:table-cell>
          <table:table-cell table:style-name="Table3.A2" office:value-type="string">
            <text:p text:style-name="P19">O</text:p>
          </table:table-cell>
          <table:table-cell table:style-name="Table3.A2" office:value-type="string">
            <text:p text:style-name="P18">16</text:p>
          </table:table-cell>
          <table:table-cell table:style-name="Table3.D2" office:value-type="string">
            <text:p text:style-name="P20">Output to output memory pins with write address</text:p>
          </table:table-cell>
        </table:table-row>
        <text:soft-page-break/>
        <table:table-row>
          <table:table-cell table:style-name="Table3.A2" office:value-type="string">
            <text:p text:style-name="P18"><text:span text:style-name="T7">divider</text:span>_<text:span text:style-name="T7">output</text:span>_mem_WE</text:p>
          </table:table-cell>
          <table:table-cell table:style-name="Table3.A2" office:value-type="string">
            <text:p text:style-name="P18">I</text:p>
          </table:table-cell>
          <table:table-cell table:style-name="Table3.A2" office:value-type="string">
            <text:p text:style-name="P18">1</text:p>
          </table:table-cell>
          <table:table-cell table:style-name="Table3.D2" office:value-type="string">
            <text:p text:style-name="P20">WE output to output memory pins</text:p>
          </table:table-cell>
        </table:table-row>
        <table:table-row>
          <table:table-cell table:style-name="Table3.A2" office:value-type="string">
            <text:p text:style-name="P20">input_mem_done</text:p>
          </table:table-cell>
          <table:table-cell table:style-name="Table3.A2" office:value-type="string">
            <text:p text:style-name="P20">O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0">Indicates entire input memory has been parsed</text:p>
          </table:table-cell>
        </table:table-row>
        <table:table-row>
          <table:table-cell table:style-name="Table3.A2" office:value-type="string">
            <text:p text:style-name="P20">scratch_mem_overflow_fault</text:p>
          </table:table-cell>
          <table:table-cell table:style-name="Table3.A2" office:value-type="string">
            <text:p text:style-name="P20">O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0">Indicates to scratch memory reader that address pointers are out of range</text:p>
          </table:table-cell>
        </table:table-row>
        <table:table-row>
          <table:table-cell table:style-name="Table3.A2" office:value-type="string">
            <text:p text:style-name="P20">output_mem_overflow_fault</text:p>
          </table:table-cell>
          <table:table-cell table:style-name="Table3.A2" office:value-type="string">
            <text:p text:style-name="P20">O</text:p>
          </table:table-cell>
          <table:table-cell table:style-name="Table3.A2" office:value-type="string">
            <text:p text:style-name="P20">1</text:p>
          </table:table-cell>
          <table:table-cell table:style-name="Table3.D2" office:value-type="string">
            <text:p text:style-name="P20">Indicates to output memory reader that address pointers are out of range</text:p>
          </table:table-cell>
        </table:table-row>
      </table:table>
      <text:p text:style-name="P4"/>
      <text:p text:style-name="P10"/>
      <text:p text:style-name="P2">1.<text:span text:style-name="T8">2</text:span><text:tab/>Histogram block level</text:p>
      <text:p text:style-name="P2"/>
      <text:p text:style-name="P3">histogram_control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Inputs</text:p>
          </table:table-cell>
          <table:table-cell table:style-name="Table1.A1" office:value-type="string">
            <text:p text:style-name="P7">Width</text:p>
          </table:table-cell>
          <table:table-cell table:style-name="Table1.C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5">Clock 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Reset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start_histogram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5">From top level control indicating to start histogram. It is 1 clock wide. </text:p>
          </table:table-cell>
        </table:table-row>
        <table:table-row>
          <table:table-cell table:style-name="Table1.A2" office:value-type="string">
            <text:p text:style-name="P5">input_memory_read_finished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6">From top level control indicating that input memory has been completely read. It is 1 clock wide. </text:p>
          </table:table-cell>
        </table:table-row>
        <table:table-row>
          <table:table-cell table:style-name="Table1.A2" office:value-type="string">
            <text:p text:style-name="P5">all_pixel_<text:span text:style-name="T1">written</text:span></text:p>
          </table:table-cell>
          <table:table-cell table:style-name="Table1.A2" office:value-type="string">
            <text:p text:style-name="P7">1</text:p>
          </table:table-cell>
          <table:table-cell table:style-name="Table1.C2" office:value-type="string">
            <text:p text:style-name="P6">From data path indicating all pixels are processed and it is ready for a memory read. 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3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">Outputs</text:p>
          </table:table-cell>
          <table:table-cell table:style-name="Table2.A1" office:value-type="string">
            <text:p text:style-name="P7">Width</text:p>
          </table:table-cell>
          <table:table-cell table:style-name="Table2.C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6">set_read_address_input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o latch input mem address pointer with next value. </text:p>
          </table:table-cell>
        </table:table-row>
        <table:table-row>
          <table:table-cell table:style-name="Table2.A2" office:value-type="string">
            <text:p text:style-name="P6">set_read_address_scratch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o latch scratch mem address pointer with next value. </text:p>
          </table:table-cell>
        </table:table-row>
        <table:table-row>
          <table:table-cell table:style-name="Table2.A2" office:value-type="string">
            <text:p text:style-name="P6">set_write_address_scratch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o latch write mem address pointer with next value. </text:p>
          </table:table-cell>
        </table:table-row>
        <table:table-row>
          <table:table-cell table:style-name="Table2.A2" office:value-type="string">
            <text:p text:style-name="P6">shift_scratch_mem_rw_address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o perform a shift in the rw memory address array to process next pixel. </text:p>
          </table:table-cell>
        </table:table-row>
        <text:soft-page-break/>
        <table:table-row>
          <table:table-cell table:style-name="Table2.A2" office:value-type="string">
            <text:p text:style-name="P6">read_data_ready_input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hat read data from input memory is ready. </text:p>
          </table:table-cell>
        </table:table-row>
        <table:table-row>
          <table:table-cell table:style-name="Table2.A2" office:value-type="string">
            <text:p text:style-name="P6">histogram_computation_done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to top level control that histogram computation has been completed. </text:p>
          </table:table-cell>
        </table:table-row>
        <table:table-row>
          <table:table-cell table:style-name="Table2.A2" office:value-type="string">
            <text:p text:style-name="P6">read_data_ready_scratch_mem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6">Indicate data path that read data from scratch memory is ready. </text:p>
          </table:table-cell>
        </table:table-row>
      </table:table>
      <text:p text:style-name="P1"/>
      <text:p text:style-name="P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2:49:39.730270302</meta:creation-date>
    <dc:date>2016-04-07T09:18:59.394711471</dc:date>
    <meta:editing-duration>PT1H51M2S</meta:editing-duration>
    <meta:editing-cycles>17</meta:editing-cycles>
    <meta:generator>LibreOffice/4.2.8.2$Linux_x86 LibreOffice_project/420m0$Build-2</meta:generator>
    <meta:document-statistic meta:table-count="3" meta:image-count="0" meta:object-count="0" meta:page-count="5" meta:paragraph-count="225" meta:word-count="749" meta:character-count="5310" meta:non-whitespace-character-count="4764"/>
  </office:meta>
</office:document-meta>
</file>